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4" style:family="table">
      <style:table-properties style:width="6.301cm" table:align="right"/>
    </style:style>
    <style:style style:name="Tableau4.A" style:family="table-column">
      <style:table-column-properties style:column-width="2.235cm"/>
    </style:style>
    <style:style style:name="Tableau4.B" style:family="table-column">
      <style:table-column-properties style:column-width="4.066cm"/>
    </style:style>
    <style:style style:name="Tableau4.A1" style:family="table-cell" style:data-style-name="N100">
      <style:table-cell-properties fo:padding="0.097cm" fo:border-left="0.05pt solid #cccccc" fo:border-right="none" fo:border-top="0.05pt solid #cccccc" fo:border-bottom="0.05pt solid #cccccc"/>
    </style:style>
    <style:style style:name="Tableau4.B1" style:family="table-cell" style:data-style-name="N100">
      <style:table-cell-properties fo:padding="0.097cm" fo:border="0.05pt solid #cccccc"/>
    </style:style>
    <style:style style:name="Tableau4.A2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2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1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Calibri"/>
    </style:style>
    <style:style style:name="P4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5" style:family="paragraph" style:parent-style-name="Standard">
      <style:text-properties style:font-name="Calibri" officeooo:paragraph-rsid="003ad84c"/>
    </style:style>
    <style:style style:name="P46" style:family="paragraph" style:parent-style-name="Standard">
      <style:text-properties style:font-name="Calibri" officeooo:paragraph-rsid="00195d1b"/>
    </style:style>
    <style:style style:name="P47" style:family="paragraph" style:parent-style-name="Standard">
      <style:text-properties style:font-name="Calibri" officeooo:paragraph-rsid="001b88f9"/>
    </style:style>
    <style:style style:name="P4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50" style:family="paragraph">
      <style:paragraph-properties fo:text-align="start"/>
      <style:text-properties style:font-name="Calibri" fo:font-size="10pt" fo:font-style="italic" style:font-size-asian="10pt" style:font-style-asian="italic" style:font-size-complex="10pt" style:font-style-complex="italic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2" style:family="text">
      <style:text-properties officeooo:rsid="00e79c12"/>
    </style:style>
    <style:style style:name="T13" style:family="text">
      <style:text-properties fo:color="#ffffff" fo:font-size="8pt" style:font-size-asian="8pt" style:font-size-complex="8pt"/>
    </style:style>
    <style:style style:name="T14" style:family="text"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draw:stroke-dash="Ultrafine_20_Dashed" svg:stroke-color="#808080" draw:fill="solid" draw:fill-color="#ffffe5" draw:textarea-horizontal-align="left" draw:textarea-vertical-align="middle" draw:fit-to-size="false" draw:fit-to-contour="false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9"><text:text-input text:description="&lt;company.name&gt;">Company Name</text:text-input></text:span><text:span text:style-name="T6"><text:line-break/></text:span><text:span text:style-name="T8"><text:text-input text:description="&lt;company.street&gt;">Street</text:text-input></text:span><text:span text:style-name="T8"> </text:span><text:span text:style-name="T8"><text:text-input text:description="&lt;company.street2&gt;">street2</text:text-input></text:span><text:span text:style-name="T8"><text:line-break/></text:span><text:span text:style-name="T8"><text:text-input text:description="&lt;company.zip&gt;">Zip</text:text-input></text:span><text:span text:style-name="T8"> </text:span><text:span text:style-name="T8"><text:text-input text:description="&lt;company.city&gt;">City</text:text-input></text:span><text:span text:style-name="T8"> </text:span><text:span text:style-name="T8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41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<text:text-input text:description="&lt;if test=&quot;o.dest_address_id&quot;&gt;">If</text:text-input></text:p>
            <text:p text:style-name="P7">Adresse de livraison:</text:p>
            <text:p text:style-name="P4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8"><text:text-input text:description="&lt; (o.dest_address_id.partner_id and o.dest_address_id.partner_id.name) or '' &gt;">Partner name</text:text-input></text:p>
            <text:p text:style-name="P19"><text:text-input text:description="&lt; o.dest_address_id.street or ''&gt;">Street</text:text-input></text:p>
            <text:p text:style-name="P19"><text:text-input text:description="&lt; o.dest_address_id.street2 or ''&gt;">street 2</text:text-input></text:p>
            <text:p text:style-name="P5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5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23"><text:text-input text:description="&lt;/if&gt;">Endif</text:text-input></text:p>
          </table:table-cell>
          <table:table-cell table:style-name="Tableau1.A1" office:value-type="string">
            <text:p text:style-name="P8">Fournisseur:</text:p>
            <text:p text:style-name="P33"><text:text-input text:description="&lt; (o.partner_id  and o.partner_id.name) or '' &gt;">Name</text:text-input> <text:span text:style-name="T13"><text:text-input text:description="&lt; (o.partner_address_id.title and o.partner_address_id.title.name + ' ') or '' &gt;">Title </text:text-input></text:span><text:span text:style-name="T13"><text:text-input text:description="&lt; (o.partner_address_id and o.partner_address_id.name) or '' &gt;">Name</text:text-input></text:span></text:p>
            <text:p text:style-name="P25"><text:text-input text:description="&lt; (o.partner_address_id and o.partner_address_id.street ) or ''&gt;">Street</text:text-input></text:p>
            <text:p text:style-name="P22"><text:text-input text:description="&lt;if test=&quot;(o.partner_address_id and o.partner_address_id.street2)&quot;&gt;">If</text:text-input></text:p>
            <text:p text:style-name="P25"><text:text-input text:description="&lt; (o.partner_address_id and o.partner_address_id.street2) or '' &gt;">street2</text:text-input></text:p>
            <text:p text:style-name="P22"><text:text-input text:description="&lt;/if&gt;">Endif</text:text-input></text:p>
            <text:p text:style-name="P25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5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5"/>
            <text:p text:style-name="P6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20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3"><draw:rect text:anchor-type="paragraph" draw:z-index="1" draw:style-name="gr1" draw:text-style-name="P50" svg:width="9.476cm" svg:height="0.844cm" svg:x="9.491cm" svg:y="0.168cm"><text:p text:style-name="P50"><text:span text:style-name="T14">Fermeture annuelle</text:span><text:span text:style-name="T15"> de la société du 05 au 23 août inclus.</text:span></text:p><text:p text:style-name="P50"><text:span text:style-name="T15">Pas de réception de produits sur cette période.</text:span></text:p></draw:rect></text:p>
      <text:p text:style-name="P21"><text:text-input text:description="&lt;if test=&quot;o.state=='draft'&quot;&gt;">If</text:text-input></text:p>
      <text:p text:style-name="P37"><text:span text:style-name="T10">Demande de prix N°: </text:span><text:span text:style-name="T10"><text:text-input text:description="&lt;o.name&gt;">Order No</text:text-input></text:span></text:p>
      <text:p text:style-name="P21"><text:text-input text:description="&lt;/if&gt;">Endif</text:text-input></text:p>
      <text:p text:style-name="P21"><text:text-input text:description="&lt;if test=&quot;o.state != 'draft' &quot;&gt;">If</text:text-input></text:p>
      <text:p text:style-name="P34"><text:span text:style-name="T11">Commande </text:span><text:span text:style-name="T10">N°: </text:span><text:span text:style-name="T10"><text:text-input text:description="&lt;o.name&gt;">Order No</text:text-input></text:span></text:p>
      <text:p text:style-name="P21"><text:text-input text:description="&lt;/if&gt;">Endif</text:text-input></text:p>
      <text:p text:style-name="P4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3">Notre référence</text:p>
            </table:table-cell>
            <table:table-cell table:style-name="Tableau5.A1" office:value-type="string">
              <text:p text:style-name="P13">Votre référence</text:p>
            </table:table-cell>
            <table:table-cell table:style-name="Tableau5.A1" office:value-type="string">
              <text:p text:style-name="P14">Date</text:p>
            </table:table-cell>
            <table:table-cell table:style-name="Tableau5.D1" office:value-type="string">
              <text:p text:style-name="P14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6"><text:text-input text:description="&lt;o.name&gt;">Reference</text:text-input></text:p>
          </table:table-cell>
          <table:table-cell table:style-name="Tableau5.A2" office:value-type="float" office:value="0">
            <text:p text:style-name="P26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27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9"><text:text-input text:description="&lt;(o.validator and o.validator.name) or ''&gt;">Validator</text:text-input></text:p>
          </table:table-cell>
        </table:table-row>
      </table:table>
      <text:p text:style-name="P4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2">Description </text:p>
            </table:table-cell>
            <table:table-cell table:style-name="Tableau2.A1" office:value-type="string">
              <text:p text:style-name="P11"><text:s/><text:span text:style-name="T12">Taxes</text:span></text:p>
            </table:table-cell>
            <table:table-cell table:style-name="Tableau2.A1" office:value-type="string">
              <text:p text:style-name="P9">Date prévue</text:p>
            </table:table-cell>
            <table:table-cell table:style-name="Tableau2.A1" office:value-type="string">
              <text:p text:style-name="P15">P.U.(HT)</text:p>
            </table:table-cell>
            <table:table-cell table:style-name="Tableau2.A1" office:value-type="string">
              <text:p text:style-name="P16">Qté</text:p>
            </table:table-cell>
            <table:table-cell table:style-name="Tableau2.F1" office:value-type="string">
              <text:p text:style-name="P17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0"><text:text-input text:description="&lt;for each=&quot;line in purchase_order_lines(objects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5"><text:text-input text:description="&lt;line.supplier_code&gt;">Supplier code</text:text-input></text:p>
            <text:p text:style-name="P39"><text:text-input text:description="&lt;line.supplier_name&gt;">Supplier name</text:text-input></text:p>
          </table:table-cell>
          <table:table-cell table:style-name="Tableau2.A3" office:value-type="float" office:value="0">
            <text:p text:style-name="P36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28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0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10">Total (HT)</text:p>
          </table:table-cell>
          <table:table-cell table:style-name="Tableau4.B1" office:value-type="float" office:value="0">
            <text:p text:style-name="P32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10">Taxes</text:p>
          </table:table-cell>
          <table:table-cell table:style-name="Tableau4.B2" office:value-type="float" office:value="0">
            <text:p text:style-name="P32"><text:text-input text:description="&lt;formatLang(o.amount_tax, dp='Purchase Price Total', currency_obj=o.pricelist_id.currency_id)&gt;">Taxes</text:text-input></text:p>
          </table:table-cell>
        </table:table-row>
        <table:table-row>
          <table:table-cell table:style-name="Tableau4.A2" office:value-type="float" office:value="0">
            <text:p text:style-name="P10">Total (TTC)</text:p>
          </table:table-cell>
          <table:table-cell table:style-name="Tableau4.B2" office:value-type="float" office:value="0">
            <text:p text:style-name="P32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47"/>
      <text:p text:style-name="P24"><text:text-input text:description="&lt;if test=&quot;o.notes&quot;&gt;">If</text:text-input></text:p>
      <text:p text:style-name="P48">Notes:</text:p>
      <text:p text:style-name="P49"><text:span text:style-name="T2"><text:text-input text:description="&lt;format(o.notes or '')&gt;">Notes</text:text-input></text:span> </text:p>
      <text:p text:style-name="P24"><text:text-input text:description="&lt;/if&gt;">Endif</text:text-input></text:p>
      <text:p text:style-name="P42"/>
      <text:p text:style-name="P2"/>
      <text:p text:style-name="P42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7-01T09:38:45.04</dc:date>
    <meta:editing-duration>PT17H42M43S</meta:editing-duration>
    <meta:editing-cycles>394</meta:editing-cycles>
    <meta:generator>LibreOffice/3.6$Windows_x86 LibreOffice_project/2ef5aff-a6fb0ff-166bdff-cf087ad-0f1389</meta:generator>
    <meta:document-statistic meta:table-count="5" meta:image-count="0" meta:object-count="0" meta:page-count="1" meta:paragraph-count="66" meta:word-count="120" meta:character-count="658" meta:non-whitespace-character-count="598"/>
    <meta:user-defined meta:name="Info 1"/>
    <meta:user-defined meta:name="Info 2"/>
    <meta:user-defined meta:name="Info 3"/>
    <meta:user-defined meta:name="Info 4"/>
  </office:meta>
</office:document-meta>
</file>